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_FUNCIONES_UCF</text:p>
      <text:p text:style-name="P1"/>
      <text:p text:style-name="Standard">NET "RELOJ" <text:s text:c="2"/>LOC = "L15"; </text:p>
      <text:p text:style-name="Standard"/>
      <text:p text:style-name="Standard"># onBoard USB controller</text:p>
      <text:p text:style-name="Standard"><text:s/>NET "ASTRB" <text:s text:c="2"/>LOC = "B9"; </text:p>
      <text:p text:style-name="Standard"><text:s/>NET "DSTRB" <text:s text:c="2"/>LOC = "A9"; </text:p>
      <text:p text:style-name="Standard"><text:s/>NET "PWRITE" <text:s text:c="2"/>LOC = "C15"; </text:p>
      <text:p text:style-name="Standard"><text:s/>NET "PWAIT" <text:s text:c="2"/>LOC = "F13"; </text:p>
      <text:p text:style-name="Standard"><text:s/>NET "DATA&lt;0&gt;" <text:s/>LOC = "A2"; <text:s/></text:p>
      <text:p text:style-name="Standard"><text:s/>NET "DATA&lt;1&gt;" <text:s/>LOC = "D6"; </text:p>
      <text:p text:style-name="Standard"><text:s/>NET "DATA&lt;2&gt;" <text:s/>LOC = "C6"; <text:s/></text:p>
      <text:p text:style-name="Standard"><text:s/>NET "DATA&lt;3&gt;" <text:s/>LOC = "B3"; <text:s/></text:p>
      <text:p text:style-name="Standard"><text:s/>NET "DATA&lt;4&gt;" <text:s/>LOC = "A3"; <text:s/></text:p>
      <text:p text:style-name="Standard"><text:s/>NET "DATA&lt;5&gt;" <text:s/>LOC = "B4"; <text:s/></text:p>
      <text:p text:style-name="Standard"><text:s/>NET "DATA&lt;6&gt;" <text:s/>LOC = "A4"; </text:p>
      <text:p text:style-name="Standard"><text:s/>NET "DATA&lt;7&gt;" <text:s/>LOC = "C5"; <text:s/></text:p>
      <text:p text:style-name="Standard"/>
      <text:p text:style-name="Standard"># onBoard Pushbuttons</text:p>
      <text:p text:style-name="Standard"><text:s/>NET "RST" <text:s text:c="2"/>LOC = "N4";</text:p>
      <text:p text:style-name="Standard"/>
      <text:p text:style-name="Standard"># DAC</text:p>
      <text:p text:style-name="Standard">NET "SYNC" <text:s/>LOC = "T3" <text:s text:c="3"/>;</text:p>
      <text:p text:style-name="Standard">NET "D1" <text:s/>LOC = "R3" <text:s text:c="3"/>;</text:p>
      <text:p text:style-name="Standard">NET "D2" <text:s/>LOC = "P6" <text:s text:c="3"/>;</text:p>
      <text:p text:style-name="Standard">NET "SCLK" <text:s/>LOC = "N5" <text:s text:c="3"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2:49.22</meta:creation-date>
    <dc:date>2015-04-28T19:15:20.64</dc:date>
    <dc:creator>Pedro Barquin Ayuso</dc:creator>
    <meta:editing-duration>PT3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04" meta:character-count="563"/>
  </office:meta>
</office:document-meta>
</file>